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5" table:default-cell-style-name="ce20"/>
        <table:table-column table:style-name="co20" table:number-columns-repeated="226" table:default-cell-style-name="ce20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3 年 4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99151" calcext:value-type="float">
            <text:p><text:s text:c="3"/>99,151</text:p>
          </table:table-cell>
          <table:table-cell table:style-name="ce36" office:value-type="float" office:value="3325" calcext:value-type="float">
            <text:p><text:s text:c="3"/>3,325</text:p>
          </table:table-cell>
          <table:table-cell table:style-name="ce36" office:value-type="float" office:value="10095" calcext:value-type="float">
            <text:p><text:s text:c="3"/>10,095</text:p>
          </table:table-cell>
          <table:table-cell table:style-name="ce36" office:value-type="float" office:value="6641" calcext:value-type="float">
            <text:p><text:s text:c="3"/>6,641</text:p>
          </table:table-cell>
          <table:table-cell table:style-name="ce36" office:value-type="float" office:value="3841" calcext:value-type="float">
            <text:p><text:s text:c="3"/>3,841</text:p>
          </table:table-cell>
          <table:table-cell table:style-name="ce36" office:value-type="float" office:value="2279" calcext:value-type="float">
            <text:p><text:s text:c="3"/>2,279</text:p>
          </table:table-cell>
          <table:table-cell table:style-name="ce36" office:value-type="float" office:value="3848" calcext:value-type="float">
            <text:p><text:s text:c="3"/>3,848</text:p>
          </table:table-cell>
          <table:table-cell table:style-name="ce36" office:value-type="float" office:value="10847" calcext:value-type="float">
            <text:p><text:s text:c="3"/>10,847</text:p>
          </table:table-cell>
          <table:table-cell table:style-name="ce36" office:value-type="float" office:value="376" calcext:value-type="float">
            <text:p><text:s text:c="3"/>376</text:p>
          </table:table-cell>
          <table:table-cell table:style-name="ce38" office:value-type="float" office:value="1" calcext:value-type="float">
            <text:p>1</text:p>
          </table:table-cell>
          <table:table-cell table:style-name="ce36" office:value-type="float" office:value="8005" calcext:value-type="float">
            <text:p><text:s text:c="3"/>8,005</text:p>
          </table:table-cell>
          <table:table-cell table:style-name="ce36" office:value-type="float" office:value="48240" calcext:value-type="float">
            <text:p><text:s text:c="3"/>48,240</text:p>
          </table:table-cell>
          <table:table-cell table:style-name="ce36" office:value-type="float" office:value="1469" calcext:value-type="float">
            <text:p><text:s text:c="3"/>1,469</text:p>
          </table:table-cell>
          <table:table-cell table:style-name="ce36" office:value-type="float" office:value="184" calcext:value-type="float">
            <text:p><text:s text:c="3"/>184</text:p>
          </table:table-cell>
          <table:table-cell table:style-name="ce36" office:value-type="float" office:value="99190" calcext:value-type="float">
            <text:p><text:s text:c="3"/>99,190</text:p>
          </table:table-cell>
          <table:table-cell table:style-name="ce36" office:value-type="float" office:value="4888" calcext:value-type="float">
            <text:p><text:s text:c="3"/>4,888</text:p>
          </table:table-cell>
          <table:table-cell table:style-name="ce36" office:value-type="float" office:value="8268" calcext:value-type="float">
            <text:p><text:s text:c="3"/>8,268</text:p>
          </table:table-cell>
          <table:table-cell table:style-name="ce36" office:value-type="float" office:value="7228" calcext:value-type="float">
            <text:p><text:s text:c="3"/>7,228</text:p>
          </table:table-cell>
          <table:table-cell table:style-name="ce36" office:value-type="float" office:value="4190" calcext:value-type="float">
            <text:p><text:s text:c="3"/>4,190</text:p>
          </table:table-cell>
          <table:table-cell table:style-name="ce36" office:value-type="float" office:value="2186" calcext:value-type="float">
            <text:p><text:s text:c="3"/>2,186</text:p>
          </table:table-cell>
          <table:table-cell table:style-name="ce36" office:value-type="float" office:value="3149" calcext:value-type="float">
            <text:p><text:s text:c="3"/>3,149</text:p>
          </table:table-cell>
          <table:table-cell table:style-name="ce36" office:value-type="float" office:value="11928" calcext:value-type="float">
            <text:p><text:s text:c="3"/>11,928</text:p>
          </table:table-cell>
          <table:table-cell table:style-name="ce36" office:value-type="float" office:value="978" calcext:value-type="float">
            <text:p><text:s text:c="3"/>978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8005" calcext:value-type="float">
            <text:p><text:s text:c="3"/>8,005</text:p>
          </table:table-cell>
          <table:table-cell table:style-name="ce36" office:value-type="float" office:value="48240" calcext:value-type="float">
            <text:p><text:s text:c="3"/>48,240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106" calcext:value-type="float">
            <text:p><text:s text:c="3"/>106</text:p>
          </table:table-cell>
          <table:table-cell table:style-name="ce57" office:value-type="float" office:value="-39" calcext:value-type="float">
            <text:p><text:s/>－39</text:p>
          </table:table-cell>
          <table:table-cell table:style-name="ce64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5853" calcext:value-type="float">
            <text:p><text:s text:c="3"/>45,853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4845" calcext:value-type="float">
            <text:p><text:s text:c="3"/>4,845</text:p>
          </table:table-cell>
          <table:table-cell table:style-name="ce36" office:value-type="float" office:value="3141" calcext:value-type="float">
            <text:p><text:s text:c="3"/>3,141</text:p>
          </table:table-cell>
          <table:table-cell table:style-name="ce36" office:value-type="float" office:value="1782" calcext:value-type="float">
            <text:p><text:s text:c="3"/>1,782</text:p>
          </table:table-cell>
          <table:table-cell table:style-name="ce36" office:value-type="float" office:value="1104" calcext:value-type="float">
            <text:p><text:s text:c="3"/>1,104</text:p>
          </table:table-cell>
          <table:table-cell table:style-name="ce36" office:value-type="float" office:value="1831" calcext:value-type="float">
            <text:p><text:s text:c="3"/>1,831</text:p>
          </table:table-cell>
          <table:table-cell table:style-name="ce36" office:value-type="float" office:value="5075" calcext:value-type="float">
            <text:p><text:s text:c="3"/>5,075</text:p>
          </table:table-cell>
          <table:table-cell table:style-name="ce36" office:value-type="float" office:value="205" calcext:value-type="float">
            <text:p><text:s text:c="3"/>205</text:p>
          </table:table-cell>
          <table:table-cell table:style-name="ce39" office:value-type="float" office:value="1" calcext:value-type="float">
            <text:p>1</text:p>
          </table:table-cell>
          <table:table-cell table:style-name="ce36" office:value-type="float" office:value="3783" calcext:value-type="float">
            <text:p><text:s text:c="3"/>3,783</text:p>
          </table:table-cell>
          <table:table-cell table:style-name="ce36" office:value-type="float" office:value="22072" calcext:value-type="float">
            <text:p><text:s text:c="3"/>22,072</text:p>
          </table:table-cell>
          <table:table-cell table:style-name="ce36" office:value-type="float" office:value="381" calcext:value-type="float">
            <text:p><text:s text:c="3"/>381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46098" calcext:value-type="float">
            <text:p><text:s text:c="3"/>46,098</text:p>
          </table:table-cell>
          <table:table-cell table:style-name="ce36" office:value-type="float" office:value="2207" calcext:value-type="float">
            <text:p><text:s text:c="3"/>2,207</text:p>
          </table:table-cell>
          <table:table-cell table:style-name="ce36" office:value-type="float" office:value="3833" calcext:value-type="float">
            <text:p><text:s text:c="3"/>3,833</text:p>
          </table:table-cell>
          <table:table-cell table:style-name="ce36" office:value-type="float" office:value="3386" calcext:value-type="float">
            <text:p><text:s text:c="3"/>3,386</text:p>
          </table:table-cell>
          <table:table-cell table:style-name="ce36" office:value-type="float" office:value="1878" calcext:value-type="float">
            <text:p><text:s text:c="3"/>1,878</text:p>
          </table:table-cell>
          <table:table-cell table:style-name="ce36" office:value-type="float" office:value="1065" calcext:value-type="float">
            <text:p><text:s text:c="3"/>1,065</text:p>
          </table:table-cell>
          <table:table-cell table:style-name="ce36" office:value-type="float" office:value="1510" calcext:value-type="float">
            <text:p><text:s text:c="3"/>1,510</text:p>
          </table:table-cell>
          <table:table-cell table:style-name="ce36" office:value-type="float" office:value="5789" calcext:value-type="float">
            <text:p><text:s text:c="3"/>5,789</text:p>
          </table:table-cell>
          <table:table-cell table:style-name="ce36" office:value-type="float" office:value="522" calcext:value-type="float">
            <text:p><text:s text:c="3"/>522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3783" calcext:value-type="float">
            <text:p><text:s text:c="3"/>3,783</text:p>
          </table:table-cell>
          <table:table-cell table:style-name="ce36" office:value-type="float" office:value="22072" calcext:value-type="float">
            <text:p><text:s text:c="3"/>22,072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58" office:value-type="float" office:value="-245" calcext:value-type="float">
            <text:p><text:s/>－245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53298" calcext:value-type="float">
            <text:p><text:s text:c="3"/>53,298</text:p>
          </table:table-cell>
          <table:table-cell table:style-name="ce37" office:value-type="float" office:value="1793" calcext:value-type="float">
            <text:p><text:s text:c="3"/>1,793</text:p>
          </table:table-cell>
          <table:table-cell table:style-name="ce37" office:value-type="float" office:value="5250" calcext:value-type="float">
            <text:p><text:s text:c="3"/>5,250</text:p>
          </table:table-cell>
          <table:table-cell table:style-name="ce37" office:value-type="float" office:value="3500" calcext:value-type="float">
            <text:p><text:s text:c="3"/>3,500</text:p>
          </table:table-cell>
          <table:table-cell table:style-name="ce37" office:value-type="float" office:value="2059" calcext:value-type="float">
            <text:p><text:s text:c="3"/>2,059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2017" calcext:value-type="float">
            <text:p><text:s text:c="3"/>2,017</text:p>
          </table:table-cell>
          <table:table-cell table:style-name="ce37" office:value-type="float" office:value="5772" calcext:value-type="float">
            <text:p><text:s text:c="3"/>5,772</text:p>
          </table:table-cell>
          <table:table-cell table:style-name="ce37" office:value-type="float" office:value="171" calcext:value-type="float">
            <text:p><text:s text:c="3"/>171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222" calcext:value-type="float">
            <text:p><text:s text:c="3"/>4,222</text:p>
          </table:table-cell>
          <table:table-cell table:style-name="ce37" office:value-type="float" office:value="26168" calcext:value-type="float">
            <text:p><text:s text:c="3"/>26,168</text:p>
          </table:table-cell>
          <table:table-cell table:style-name="ce37" office:value-type="float" office:value="1088" calcext:value-type="float">
            <text:p><text:s text:c="3"/>1,088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53092" calcext:value-type="float">
            <text:p><text:s text:c="3"/>53,092</text:p>
          </table:table-cell>
          <table:table-cell table:style-name="ce37" office:value-type="float" office:value="2681" calcext:value-type="float">
            <text:p><text:s text:c="3"/>2,681</text:p>
          </table:table-cell>
          <table:table-cell table:style-name="ce37" office:value-type="float" office:value="4435" calcext:value-type="float">
            <text:p><text:s text:c="3"/>4,435</text:p>
          </table:table-cell>
          <table:table-cell table:style-name="ce37" office:value-type="float" office:value="3842" calcext:value-type="float">
            <text:p><text:s text:c="3"/>3,842</text:p>
          </table:table-cell>
          <table:table-cell table:style-name="ce37" office:value-type="float" office:value="2312" calcext:value-type="float">
            <text:p><text:s text:c="3"/>2,312</text:p>
          </table:table-cell>
          <table:table-cell table:style-name="ce37" office:value-type="float" office:value="1121" calcext:value-type="float">
            <text:p><text:s text:c="3"/>1,121</text:p>
          </table:table-cell>
          <table:table-cell table:style-name="ce37" office:value-type="float" office:value="1639" calcext:value-type="float">
            <text:p><text:s text:c="3"/>1,639</text:p>
          </table:table-cell>
          <table:table-cell table:style-name="ce37" office:value-type="float" office:value="6139" calcext:value-type="float">
            <text:p><text:s text:c="3"/>6,139</text:p>
          </table:table-cell>
          <table:table-cell table:style-name="ce37" office:value-type="float" office:value="456" calcext:value-type="float">
            <text:p><text:s text:c="3"/>456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222" calcext:value-type="float">
            <text:p><text:s text:c="3"/>4,222</text:p>
          </table:table-cell>
          <table:table-cell table:style-name="ce37" office:value-type="float" office:value="26168" calcext:value-type="float">
            <text:p><text:s text:c="3"/>26,168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8" office:value-type="float" office:value="206" calcext:value-type="float">
            <text:p>206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5582" calcext:value-type="float">
            <text:p>15,582</text:p>
          </table:table-cell>
          <table:table-cell table:style-name="ce38" office:value-type="float" office:value="773" calcext:value-type="float">
            <text:p>77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95" calcext:value-type="float">
            <text:p>3,895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3268" calcext:value-type="float">
            <text:p>3,268</text:p>
          </table:table-cell>
          <table:table-cell table:style-name="ce38" office:value-type="float" office:value="109" calcext:value-type="float">
            <text:p>10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184" calcext:value-type="float">
            <text:p>6,184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27" calcext:value-type="float">
            <text:p>27</text:p>
          </table:table-cell>
          <table:table-cell table:style-name="ce38" office:value-type="float" office:value="17320" calcext:value-type="float">
            <text:p>17,320</text:p>
          </table:table-cell>
          <table:table-cell table:style-name="ce38" office:value-type="float" office:value="1019" calcext:value-type="float">
            <text:p>1,01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290" calcext:value-type="float">
            <text:p>4,290</text:p>
          </table:table-cell>
          <table:table-cell table:style-name="ce38" office:value-type="float" office:value="468" calcext:value-type="float">
            <text:p>468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4478" calcext:value-type="float">
            <text:p>4,478</text:p>
          </table:table-cell>
          <table:table-cell table:style-name="ce38" office:value-type="float" office:value="254" calcext:value-type="float">
            <text:p>25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184" calcext:value-type="float">
            <text:p>6,184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3" calcext:value-type="float">
            <text:p>13</text:p>
          </table:table-cell>
          <table:table-cell table:style-name="ce57" office:value-type="float" office:value="-1738" calcext:value-type="float">
            <text:p><text:s/>－1,738</text:p>
          </table:table-cell>
          <table:table-cell table:style-name="ce64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7106" calcext:value-type="float">
            <text:p>7,106</text:p>
          </table:table-cell>
          <table:table-cell table:style-name="ce39" office:value-type="float" office:value="352" calcext:value-type="float">
            <text:p>35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11" calcext:value-type="float">
            <text:p>1,811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1528" calcext:value-type="float">
            <text:p>1,528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99" calcext:value-type="float">
            <text:p>2,799</text:p>
          </table:table-cell>
          <table:table-cell table:style-name="ce39" office:value-type="float" office:value="106" calcext:value-type="float">
            <text:p>106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8120" calcext:value-type="float">
            <text:p>8,120</text:p>
          </table:table-cell>
          <table:table-cell table:style-name="ce39" office:value-type="float" office:value="470" calcext:value-type="float">
            <text:p>47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07" calcext:value-type="float">
            <text:p>2,007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2232" calcext:value-type="float">
            <text:p>2,232</text:p>
          </table:table-cell>
          <table:table-cell table:style-name="ce39" office:value-type="float" office:value="122" calcext:value-type="float">
            <text:p>1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799" calcext:value-type="float">
            <text:p>2,799</text:p>
          </table:table-cell>
          <table:table-cell table:number-columns-repeated="2" table:style-name="ce39" office:value-type="float" office:value="3" calcext:value-type="float">
            <text:p>3</text:p>
          </table:table-cell>
          <table:table-cell table:style-name="ce58" office:value-type="float" office:value="-1014" calcext:value-type="float">
            <text:p><text:s/>－1,014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8476" calcext:value-type="float">
            <text:p>8,476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4" calcext:value-type="float">
            <text:p>2,084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49" calcext:value-type="float">
            <text:p>4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85" calcext:value-type="float">
            <text:p>3,385</text:p>
          </table:table-cell>
          <table:table-cell table:style-name="ce40" office:value-type="float" office:value="224" calcext:value-type="float">
            <text:p>224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9200" calcext:value-type="float">
            <text:p>9,200</text:p>
          </table:table-cell>
          <table:table-cell table:style-name="ce40" office:value-type="float" office:value="549" calcext:value-type="float">
            <text:p>5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83" calcext:value-type="float">
            <text:p>2,283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2246" calcext:value-type="float">
            <text:p>2,246</text:p>
          </table:table-cell>
          <table:table-cell table:style-name="ce40" office:value-type="float" office:value="132" calcext:value-type="float">
            <text:p>13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385" calcext:value-type="float">
            <text:p>3,38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0" calcext:value-type="float">
            <text:p>10</text:p>
          </table:table-cell>
          <table:table-cell table:style-name="ce58" office:value-type="float" office:value="-724" calcext:value-type="float">
            <text:p><text:s/>－724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3242" calcext:value-type="float">
            <text:p>13,242</text:p>
          </table:table-cell>
          <table:table-cell table:style-name="ce38" office:value-type="float" office:value="1129" calcext:value-type="float">
            <text:p>1,129</text:p>
          </table:table-cell>
          <table:table-cell table:style-name="ce38" office:value-type="float" office:value="4290" calcext:value-type="float">
            <text:p>4,2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60" calcext:value-type="float">
            <text:p>360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311" calcext:value-type="float">
            <text:p>311</text:p>
          </table:table-cell>
          <table:table-cell table:style-name="ce38" office:value-type="float" office:value="2023" calcext:value-type="float">
            <text:p>2,023</text:p>
          </table:table-cell>
          <table:table-cell table:style-name="ce38" office:value-type="float" office:value="55" calcext:value-type="float">
            <text:p>5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89" calcext:value-type="float">
            <text:p>4,589</text:p>
          </table:table-cell>
          <table:table-cell table:style-name="ce38" office:value-type="float" office:value="243" calcext:value-type="float">
            <text:p>243</text:p>
          </table:table-cell>
          <table:table-cell table:style-name="ce38" office:value-type="float" office:value="53" calcext:value-type="float">
            <text:p>53</text:p>
          </table:table-cell>
          <table:table-cell table:style-name="ce38" office:value-type="float" office:value="13035" calcext:value-type="float">
            <text:p>13,035</text:p>
          </table:table-cell>
          <table:table-cell table:style-name="ce38" office:value-type="float" office:value="1796" calcext:value-type="float">
            <text:p>1,796</text:p>
          </table:table-cell>
          <table:table-cell table:style-name="ce38" office:value-type="float" office:value="3895" calcext:value-type="float">
            <text:p>3,8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219" calcext:value-type="float">
            <text:p>219</text:p>
          </table:table-cell>
          <table:table-cell table:style-name="ce38" office:value-type="float" office:value="1897" calcext:value-type="float">
            <text:p>1,897</text:p>
          </table:table-cell>
          <table:table-cell table:style-name="ce38" office:value-type="float" office:value="98" calcext:value-type="float">
            <text:p>9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89" calcext:value-type="float">
            <text:p>4,589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57" office:value-type="float" office:value="207" calcext:value-type="float">
            <text:p>207</text:p>
          </table:table-cell>
          <table:table-cell table:style-name="ce64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061" calcext:value-type="float">
            <text:p>6,061</text:p>
          </table:table-cell>
          <table:table-cell table:style-name="ce39" office:value-type="float" office:value="501" calcext:value-type="float">
            <text:p>501</text:p>
          </table:table-cell>
          <table:table-cell table:style-name="ce39" office:value-type="float" office:value="2007" calcext:value-type="float">
            <text:p>2,0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4" calcext:value-type="float">
            <text:p>164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951" calcext:value-type="float">
            <text:p>951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50" calcext:value-type="float">
            <text:p>2,050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5975" calcext:value-type="float">
            <text:p>5,975</text:p>
          </table:table-cell>
          <table:table-cell table:style-name="ce39" office:value-type="float" office:value="779" calcext:value-type="float">
            <text:p>779</text:p>
          </table:table-cell>
          <table:table-cell table:style-name="ce39" office:value-type="float" office:value="1811" calcext:value-type="float">
            <text:p>1,8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office:value-type="float" office:value="61" calcext:value-type="float">
            <text:p>6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050" calcext:value-type="float">
            <text:p>2,050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" calcext:value-type="float">
            <text:p>3</text:p>
          </table:table-cell>
          <table:table-cell table:style-name="ce58" office:value-type="float" office:value="86" calcext:value-type="float">
            <text:p>86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7181" calcext:value-type="float">
            <text:p>7,181</text:p>
          </table:table-cell>
          <table:table-cell table:style-name="ce40" office:value-type="float" office:value="628" calcext:value-type="float">
            <text:p>628</text:p>
          </table:table-cell>
          <table:table-cell table:style-name="ce40" office:value-type="float" office:value="2283" calcext:value-type="float">
            <text:p>2,28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072" calcext:value-type="float">
            <text:p>1,072</text:p>
          </table:table-cell>
          <table:table-cell table:style-name="ce40" office:value-type="float" office:value="27" calcext:value-type="float">
            <text:p>2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39" calcext:value-type="float">
            <text:p>2,539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7060" calcext:value-type="float">
            <text:p>7,060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2084" calcext:value-type="float">
            <text:p>2,08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39" calcext:value-type="float">
            <text:p>2,539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-</text:p>
          </table:table-cell>
          <table:table-cell table:style-name="ce58" office:value-type="float" office:value="121" calcext:value-type="float">
            <text:p>121</text:p>
          </table:table-cell>
          <table:table-cell table:style-name="ce64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023" calcext:value-type="float">
            <text:p>12,023</text:p>
          </table:table-cell>
          <table:table-cell table:style-name="ce38" office:value-type="float" office:value="245" calcext:value-type="float">
            <text:p>245</text:p>
          </table:table-cell>
          <table:table-cell table:style-name="ce38" office:value-type="float" office:value="468" calcext:value-type="float">
            <text:p>468</text:p>
          </table:table-cell>
          <table:table-cell table:style-name="ce38" office:value-type="float" office:value="390" calcext:value-type="float">
            <text:p>3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334" calcext:value-type="float">
            <text:p>334</text:p>
          </table:table-cell>
          <table:table-cell table:style-name="ce38" office:value-type="float" office:value="2707" calcext:value-type="float">
            <text:p>2,707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442" calcext:value-type="float">
            <text:p>7,442</text:p>
          </table:table-cell>
          <table:table-cell table:style-name="ce38" office:value-type="float" office:value="137" calcext:value-type="float">
            <text:p>137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693" calcext:value-type="float">
            <text:p>11,693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370" calcext:value-type="float">
            <text:p>370</text:p>
          </table:table-cell>
          <table:table-cell table:style-name="ce38" office:value-type="float" office:value="360" calcext:value-type="float">
            <text:p>3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2537" calcext:value-type="float">
            <text:p>2,537</text:p>
          </table:table-cell>
          <table:table-cell table:style-name="ce38" office:value-type="float" office:value="115" calcext:value-type="float">
            <text:p>11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442" calcext:value-type="float">
            <text:p>7,44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8" calcext:value-type="float">
            <text:p>8</text:p>
          </table:table-cell>
          <table:table-cell table:style-name="ce57" office:value-type="float" office:value="330" calcext:value-type="float">
            <text:p>330</text:p>
          </table:table-cell>
          <table:table-cell table:style-name="ce64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472" calcext:value-type="float">
            <text:p>5,472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98" calcext:value-type="float">
            <text:p>198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1196" calcext:value-type="float">
            <text:p>1,196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433" calcext:value-type="float">
            <text:p>3,433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5396" calcext:value-type="float">
            <text:p>5,396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164" calcext:value-type="float">
            <text:p>16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1170" calcext:value-type="float">
            <text:p>1,170</text:p>
          </table:table-cell>
          <table:table-cell table:style-name="ce39" office:value-type="float" office:value="68" calcext:value-type="float">
            <text:p>6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33" calcext:value-type="float">
            <text:p>3,43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" calcext:value-type="float">
            <text:p>7</text:p>
          </table:table-cell>
          <table:table-cell table:style-name="ce58" office:value-type="float" office:value="76" calcext:value-type="float">
            <text:p>76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6551" calcext:value-type="float">
            <text:p>6,551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270" calcext:value-type="float">
            <text:p>270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18" calcext:value-type="float">
            <text:p>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009" calcext:value-type="float">
            <text:p>4,009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6297" calcext:value-type="float">
            <text:p>6,297</text:p>
          </table:table-cell>
          <table:table-cell table:style-name="ce40" office:value-type="float" office:value="226" calcext:value-type="float">
            <text:p>226</text:p>
          </table:table-cell>
          <table:table-cell table:style-name="ce40" office:value-type="float" office:value="217" calcext:value-type="float">
            <text:p>217</text:p>
          </table:table-cell>
          <table:table-cell table:style-name="ce40" office:value-type="float" office:value="196" calcext:value-type="float">
            <text:p>1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1367" calcext:value-type="float">
            <text:p>1,367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009" calcext:value-type="float">
            <text:p>4,00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58" office:value-type="float" office:value="254" calcext:value-type="float">
            <text:p>254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369" calcext:value-type="float">
            <text:p>7,369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142" calcext:value-type="float">
            <text:p>142</text:p>
          </table:table-cell>
          <table:table-cell table:style-name="ce38" office:value-type="float" office:value="193" calcext:value-type="float">
            <text:p>1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1" calcext:value-type="float">
            <text:p>761</text:p>
          </table:table-cell>
          <table:table-cell table:style-name="ce38" office:value-type="float" office:value="838" calcext:value-type="float">
            <text:p>838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960" calcext:value-type="float">
            <text:p>4,960</text:p>
          </table:table-cell>
          <table:table-cell table:style-name="ce38" office:value-type="float" office:value="75" calcext:value-type="float">
            <text:p>7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429" calcext:value-type="float">
            <text:p>7,429</text:p>
          </table:table-cell>
          <table:table-cell table:style-name="ce38" office:value-type="float" office:value="187" calcext:value-type="float">
            <text:p>187</text:p>
          </table:table-cell>
          <table:table-cell table:style-name="ce38" office:value-type="float" office:value="241" calcext:value-type="float">
            <text:p>241</text:p>
          </table:table-cell>
          <table:table-cell table:style-name="ce38" office:value-type="float" office:value="189" calcext:value-type="float">
            <text:p>189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01" calcext:value-type="float">
            <text:p>601</text:p>
          </table:table-cell>
          <table:table-cell table:style-name="ce38" office:value-type="float" office:value="950" calcext:value-type="float">
            <text:p>950</text:p>
          </table:table-cell>
          <table:table-cell table:style-name="ce38" office:value-type="float" office:value="48" calcext:value-type="float">
            <text:p>4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960" calcext:value-type="float">
            <text:p>4,96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" calcext:value-type="float">
            <text:p>3</text:p>
          </table:table-cell>
          <table:table-cell table:style-name="ce57" office:value-type="float" office:value="-60" calcext:value-type="float">
            <text:p><text:s/>－60</text:p>
          </table:table-cell>
          <table:table-cell table:style-name="ce64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468" calcext:value-type="float">
            <text:p>3,468</text:p>
          </table:table-cell>
          <table:table-cell table:style-name="ce39" office:value-type="float" office:value="64" calcext:value-type="float">
            <text:p>64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79" calcext:value-type="float">
            <text:p>79</text:p>
          </table:table-cell>
          <table:table-cell table:style-name="ce39" office:value-type="float" office:value="88" calcext:value-type="float">
            <text:p>8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3" calcext:value-type="float">
            <text:p>363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22" calcext:value-type="float">
            <text:p>2,32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3508" calcext:value-type="float">
            <text:p>3,508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20" calcext:value-type="float">
            <text:p>12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464" calcext:value-type="float">
            <text:p>464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322" calcext:value-type="float">
            <text:p>2,32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-40" calcext:value-type="float">
            <text:p><text:s/>－40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901" calcext:value-type="float">
            <text:p>3,901</text:p>
          </table:table-cell>
          <table:table-cell table:style-name="ce40" office:value-type="float" office:value="78" calcext:value-type="float">
            <text:p>78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38" calcext:value-type="float">
            <text:p>2,63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921" calcext:value-type="float">
            <text:p>3,921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130" calcext:value-type="float">
            <text:p>1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486" calcext:value-type="float">
            <text:p>486</text:p>
          </table:table-cell>
          <table:table-cell table:style-name="ce40" office:value-type="float" office:value="20" calcext:value-type="float">
            <text:p>2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638" calcext:value-type="float">
            <text:p>2,63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58" office:value-type="float" office:value="-20" calcext:value-type="float">
            <text:p><text:s/>－20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1722" calcext:value-type="float">
            <text:p>11,722</text:p>
          </table:table-cell>
          <table:table-cell table:style-name="ce38" office:value-type="float" office:value="280" calcext:value-type="float">
            <text:p>280</text:p>
          </table:table-cell>
          <table:table-cell table:style-name="ce38" office:value-type="float" office:value="375" calcext:value-type="float">
            <text:p>375</text:p>
          </table:table-cell>
          <table:table-cell table:style-name="ce38" office:value-type="float" office:value="219" calcext:value-type="float">
            <text:p>219</text:p>
          </table:table-cell>
          <table:table-cell table:style-name="ce38" office:value-type="float" office:value="266" calcext:value-type="float">
            <text:p>266</text:p>
          </table:table-cell>
          <table:table-cell table:style-name="ce38" office:value-type="float" office:value="601" calcext:value-type="float">
            <text:p>60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55" calcext:value-type="float">
            <text:p>1,655</text:p>
          </table:table-cell>
          <table:table-cell table:style-name="ce38" office:value-type="float" office:value="33" calcext:value-type="float">
            <text:p>3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165" calcext:value-type="float">
            <text:p>8,165</text:p>
          </table:table-cell>
          <table:table-cell table:style-name="ce38" office:value-type="float" office:value="113" calcext:value-type="float">
            <text:p>11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2450" calcext:value-type="float">
            <text:p>12,450</text:p>
          </table:table-cell>
          <table:table-cell table:style-name="ce38" office:value-type="float" office:value="427" calcext:value-type="float">
            <text:p>427</text:p>
          </table:table-cell>
          <table:table-cell table:style-name="ce38" office:value-type="float" office:value="385" calcext:value-type="float">
            <text:p>385</text:p>
          </table:table-cell>
          <table:table-cell table:style-name="ce38" office:value-type="float" office:value="311" calcext:value-type="float">
            <text:p>311</text:p>
          </table:table-cell>
          <table:table-cell table:style-name="ce38" office:value-type="float" office:value="334" calcext:value-type="float">
            <text:p>334</text:p>
          </table:table-cell>
          <table:table-cell table:style-name="ce38" office:value-type="float" office:value="761" calcext:value-type="float">
            <text:p>76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950" calcext:value-type="float">
            <text:p>1,950</text:p>
          </table:table-cell>
          <table:table-cell table:style-name="ce38" office:value-type="float" office:value="107" calcext:value-type="float">
            <text:p>10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165" calcext:value-type="float">
            <text:p>8,16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9" calcext:value-type="float">
            <text:p>9</text:p>
          </table:table-cell>
          <table:table-cell table:style-name="ce57" office:value-type="float" office:value="-728" calcext:value-type="float">
            <text:p><text:s/>－728</text:p>
          </table:table-cell>
          <table:table-cell table:style-name="ce64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444" calcext:value-type="float">
            <text:p>5,444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19" calcext:value-type="float">
            <text:p>1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74" calcext:value-type="float">
            <text:p>3,774</text:p>
          </table:table-cell>
          <table:table-cell table:style-name="ce39" office:value-type="float" office:value="25" calcext:value-type="float">
            <text:p>25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5794" calcext:value-type="float">
            <text:p>5,794</text:p>
          </table:table-cell>
          <table:table-cell table:style-name="ce39" office:value-type="float" office:value="183" calcext:value-type="float">
            <text:p>183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137" calcext:value-type="float">
            <text:p>137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363" calcext:value-type="float">
            <text:p>3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50" calcext:value-type="float">
            <text:p>950</text:p>
          </table:table-cell>
          <table:table-cell table:style-name="ce39" office:value-type="float" office:value="53" calcext:value-type="float">
            <text:p>5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774" calcext:value-type="float">
            <text:p>3,77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" calcext:value-type="float">
            <text:p>6</text:p>
          </table:table-cell>
          <table:table-cell table:style-name="ce58" office:value-type="float" office:value="-350" calcext:value-type="float">
            <text:p><text:s/>－350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278" calcext:value-type="float">
            <text:p>6,278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201" calcext:value-type="float">
            <text:p>201</text:p>
          </table:table-cell>
          <table:table-cell table:style-name="ce40" office:value-type="float" office:value="122" calcext:value-type="float">
            <text:p>122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320" calcext:value-type="float">
            <text:p>32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855" calcext:value-type="float">
            <text:p>855</text:p>
          </table:table-cell>
          <table:table-cell table:style-name="ce40" office:value-type="float" office:value="14" calcext:value-type="float">
            <text:p>1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91" calcext:value-type="float">
            <text:p>4,391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656" calcext:value-type="float">
            <text:p>6,656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216" calcext:value-type="float">
            <text:p>216</text:p>
          </table:table-cell>
          <table:table-cell table:style-name="ce40" office:value-type="float" office:value="174" calcext:value-type="float">
            <text:p>174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398" calcext:value-type="float">
            <text:p>39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00" calcext:value-type="float">
            <text:p>1,000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391" calcext:value-type="float">
            <text:p>4,391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58" office:value-type="float" office:value="-378" calcext:value-type="float">
            <text:p><text:s/>－378</text:p>
          </table:table-cell>
          <table:table-cell table:style-name="ce64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37902" calcext:value-type="float">
            <text:p>37,902</text:p>
          </table:table-cell>
          <table:table-cell table:style-name="ce38" office:value-type="float" office:value="747" calcext:value-type="float">
            <text:p>747</text:p>
          </table:table-cell>
          <table:table-cell table:style-name="ce38" office:value-type="float" office:value="4478" calcext:value-type="float">
            <text:p>4,478</text:p>
          </table:table-cell>
          <table:table-cell table:style-name="ce38" office:value-type="float" office:value="1897" calcext:value-type="float">
            <text:p>1,897</text:p>
          </table:table-cell>
          <table:table-cell table:style-name="ce38" office:value-type="float" office:value="2537" calcext:value-type="float">
            <text:p>2,537</text:p>
          </table:table-cell>
          <table:table-cell table:style-name="ce38" office:value-type="float" office:value="950" calcext:value-type="float">
            <text:p>950</text:p>
          </table:table-cell>
          <table:table-cell table:style-name="ce38" office:value-type="float" office:value="1950" calcext:value-type="float">
            <text:p>1,95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16" calcext:value-type="float">
            <text:p>11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004" calcext:value-type="float">
            <text:p>8,004</text:p>
          </table:table-cell>
          <table:table-cell table:style-name="ce38" office:value-type="float" office:value="16586" calcext:value-type="float">
            <text:p>16,586</text:p>
          </table:table-cell>
          <table:table-cell table:style-name="ce38" office:value-type="float" office:value="563" calcext:value-type="float">
            <text:p>563</text:p>
          </table:table-cell>
          <table:table-cell table:style-name="ce38" office:value-type="float" office:value="74" calcext:value-type="float">
            <text:p>74</text:p>
          </table:table-cell>
          <table:table-cell table:style-name="ce38" office:value-type="float" office:value="36567" calcext:value-type="float">
            <text:p>36,567</text:p>
          </table:table-cell>
          <table:table-cell table:style-name="ce38" office:value-type="float" office:value="1054" calcext:value-type="float">
            <text:p>1,054</text:p>
          </table:table-cell>
          <table:table-cell table:style-name="ce38" office:value-type="float" office:value="3268" calcext:value-type="float">
            <text:p>3,268</text:p>
          </table:table-cell>
          <table:table-cell table:style-name="ce38" office:value-type="float" office:value="2023" calcext:value-type="float">
            <text:p>2,023</text:p>
          </table:table-cell>
          <table:table-cell table:style-name="ce38" office:value-type="float" office:value="2707" calcext:value-type="float">
            <text:p>2,707</text:p>
          </table:table-cell>
          <table:table-cell table:style-name="ce38" office:value-type="float" office:value="838" calcext:value-type="float">
            <text:p>838</text:p>
          </table:table-cell>
          <table:table-cell table:style-name="ce38" office:value-type="float" office:value="1655" calcext:value-type="float">
            <text:p>1,6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56" calcext:value-type="float">
            <text:p>35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004" calcext:value-type="float">
            <text:p>8,004</text:p>
          </table:table-cell>
          <table:table-cell table:style-name="ce38" office:value-type="float" office:value="16586" calcext:value-type="float">
            <text:p>16,58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70" calcext:value-type="float">
            <text:p>70</text:p>
          </table:table-cell>
          <table:table-cell table:style-name="ce57" office:value-type="float" office:value="1335" calcext:value-type="float">
            <text:p>1,335</text:p>
          </table:table-cell>
          <table:table-cell table:style-name="ce64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7614" calcext:value-type="float">
            <text:p>17,614</text:p>
          </table:table-cell>
          <table:table-cell table:style-name="ce39" office:value-type="float" office:value="369" calcext:value-type="float">
            <text:p>369</text:p>
          </table:table-cell>
          <table:table-cell table:style-name="ce39" office:value-type="float" office:value="2232" calcext:value-type="float">
            <text:p>2,232</text:p>
          </table:table-cell>
          <table:table-cell table:style-name="ce39" office:value-type="float" office:value="911" calcext:value-type="float">
            <text:p>911</text:p>
          </table:table-cell>
          <table:table-cell table:style-name="ce39" office:value-type="float" office:value="1170" calcext:value-type="float">
            <text:p>1,170</text:p>
          </table:table-cell>
          <table:table-cell table:style-name="ce39" office:value-type="float" office:value="464" calcext:value-type="float">
            <text:p>464</text:p>
          </table:table-cell>
          <table:table-cell table:style-name="ce39" office:value-type="float" office:value="950" calcext:value-type="float">
            <text:p>95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62" calcext:value-type="float">
            <text:p>6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82" calcext:value-type="float">
            <text:p>3,782</text:p>
          </table:table-cell>
          <table:table-cell table:style-name="ce39" office:value-type="float" office:value="7535" calcext:value-type="float">
            <text:p>7,535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16938" calcext:value-type="float">
            <text:p>16,938</text:p>
          </table:table-cell>
          <table:table-cell table:style-name="ce39" office:value-type="float" office:value="517" calcext:value-type="float">
            <text:p>517</text:p>
          </table:table-cell>
          <table:table-cell table:style-name="ce39" office:value-type="float" office:value="1528" calcext:value-type="float">
            <text:p>1,528</text:p>
          </table:table-cell>
          <table:table-cell table:style-name="ce39" office:value-type="float" office:value="951" calcext:value-type="float">
            <text:p>951</text:p>
          </table:table-cell>
          <table:table-cell table:style-name="ce39" office:value-type="float" office:value="1196" calcext:value-type="float">
            <text:p>1,196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800" calcext:value-type="float">
            <text:p>8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0" calcext:value-type="float">
            <text:p>19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782" calcext:value-type="float">
            <text:p>3,782</text:p>
          </table:table-cell>
          <table:table-cell table:style-name="ce39" office:value-type="float" office:value="7535" calcext:value-type="float">
            <text:p>7,5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" calcext:value-type="float">
            <text:p>29</text:p>
          </table:table-cell>
          <table:table-cell table:style-name="ce58" office:value-type="float" office:value="676" calcext:value-type="float">
            <text:p>676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20288" calcext:value-type="float">
            <text:p>20,288</text:p>
          </table:table-cell>
          <table:table-cell table:style-name="ce40" office:value-type="float" office:value="378" calcext:value-type="float">
            <text:p>378</text:p>
          </table:table-cell>
          <table:table-cell table:style-name="ce40" office:value-type="float" office:value="2246" calcext:value-type="float">
            <text:p>2,246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1367" calcext:value-type="float">
            <text:p>1,367</text:p>
          </table:table-cell>
          <table:table-cell table:style-name="ce40" office:value-type="float" office:value="486" calcext:value-type="float">
            <text:p>486</text:p>
          </table:table-cell>
          <table:table-cell table:style-name="ce40" office:value-type="float" office:value="1000" calcext:value-type="float">
            <text:p>1,0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22" calcext:value-type="float">
            <text:p>4,222</text:p>
          </table:table-cell>
          <table:table-cell table:style-name="ce40" office:value-type="float" office:value="9051" calcext:value-type="float">
            <text:p>9,051</text:p>
          </table:table-cell>
          <table:table-cell table:style-name="ce40" office:value-type="float" office:value="461" calcext:value-type="float">
            <text:p>461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19629" calcext:value-type="float">
            <text:p>19,629</text:p>
          </table:table-cell>
          <table:table-cell table:style-name="ce40" office:value-type="float" office:value="537" calcext:value-type="float">
            <text:p>537</text:p>
          </table:table-cell>
          <table:table-cell table:style-name="ce40" office:value-type="float" office:value="1740" calcext:value-type="float">
            <text:p>1,740</text:p>
          </table:table-cell>
          <table:table-cell table:style-name="ce40" office:value-type="float" office:value="1072" calcext:value-type="float">
            <text:p>1,072</text:p>
          </table:table-cell>
          <table:table-cell table:style-name="ce40" office:value-type="float" office:value="1511" calcext:value-type="float">
            <text:p>1,511</text:p>
          </table:table-cell>
          <table:table-cell table:style-name="ce40" office:value-type="float" office:value="428" calcext:value-type="float">
            <text:p>428</text:p>
          </table:table-cell>
          <table:table-cell table:style-name="ce40" office:value-type="float" office:value="855" calcext:value-type="float">
            <text:p>85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222" calcext:value-type="float">
            <text:p>4,222</text:p>
          </table:table-cell>
          <table:table-cell table:style-name="ce40" office:value-type="float" office:value="9051" calcext:value-type="float">
            <text:p>9,051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1" calcext:value-type="float">
            <text:p>41</text:p>
          </table:table-cell>
          <table:table-cell table:style-name="ce58" office:value-type="float" office:value="659" calcext:value-type="float">
            <text:p>659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345" calcext:value-type="float">
            <text:p>2,345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30" calcext:value-type="float">
            <text:p>330</text:p>
          </table:table-cell>
          <table:table-cell table:style-name="ce41" office:value-type="float" office:value="212" calcext:value-type="float">
            <text:p>212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2205" calcext:value-type="float">
            <text:p>2,205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" calcext:value-type="float">
            <text:p>35</text:p>
          </table:table-cell>
          <table:table-cell table:style-name="ce59" office:value-type="float" office:value="140" calcext:value-type="float">
            <text:p>140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67" calcext:value-type="float">
            <text:p>1,06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170" calcext:value-type="float">
            <text:p>170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574" calcext:value-type="float">
            <text:p>57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04" calcext:value-type="float">
            <text:p>1,00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574" calcext:value-type="float">
            <text:p>5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60" office:value-type="float" office:value="63" calcext:value-type="float">
            <text:p>63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78" calcext:value-type="float">
            <text:p>1,27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60" calcext:value-type="float">
            <text:p>160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728" calcext:value-type="float">
            <text:p>72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01" calcext:value-type="float">
            <text:p>1,201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728" calcext:value-type="float">
            <text:p>7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60" office:value-type="float" office:value="77" calcext:value-type="float">
            <text:p>77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8896" calcext:value-type="float">
            <text:p>8,896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1585" calcext:value-type="float">
            <text:p>1,585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223" calcext:value-type="float">
            <text:p>223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241" calcext:value-type="float">
            <text:p>2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71" calcext:value-type="float">
            <text:p>1,371</text:p>
          </table:table-cell>
          <table:table-cell table:style-name="ce41" office:value-type="float" office:value="4250" calcext:value-type="float">
            <text:p>4,250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8606" calcext:value-type="float">
            <text:p>8,606</text:p>
          </table:table-cell>
          <table:table-cell table:style-name="ce41" office:value-type="float" office:value="313" calcext:value-type="float">
            <text:p>313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274" calcext:value-type="float">
            <text:p>27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6" calcext:value-type="float">
            <text:p>1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50" calcext:value-type="float">
            <text:p>1,550</text:p>
          </table:table-cell>
          <table:table-cell table:style-name="ce41" office:value-type="float" office:value="4250" calcext:value-type="float">
            <text:p>4,25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2" calcext:value-type="float">
            <text:p>12</text:p>
          </table:table-cell>
          <table:table-cell table:style-name="ce59" office:value-type="float" office:value="290" calcext:value-type="float">
            <text:p>290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4129" calcext:value-type="float">
            <text:p>4,129</text:p>
          </table:table-cell>
          <table:table-cell table:style-name="ce42" office:value-type="float" office:value="121" calcext:value-type="float">
            <text:p>121</text:p>
          </table:table-cell>
          <table:table-cell table:style-name="ce42" office:value-type="float" office:value="773" calcext:value-type="float">
            <text:p>773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03" calcext:value-type="float">
            <text:p>103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6" calcext:value-type="float">
            <text:p>666</text:p>
          </table:table-cell>
          <table:table-cell table:style-name="ce42" office:value-type="float" office:value="1927" calcext:value-type="float">
            <text:p>1,92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958" calcext:value-type="float">
            <text:p>3,958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496" calcext:value-type="float">
            <text:p>496</text:p>
          </table:table-cell>
          <table:table-cell table:style-name="ce42" office:value-type="float" office:value="288" calcext:value-type="float">
            <text:p>288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8" calcext:value-type="float">
            <text:p>748</text:p>
          </table:table-cell>
          <table:table-cell table:style-name="ce42" office:value-type="float" office:value="1927" calcext:value-type="float">
            <text:p>1,9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60" office:value-type="float" office:value="171" calcext:value-type="float">
            <text:p>171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4767" calcext:value-type="float">
            <text:p>4,767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812" calcext:value-type="float">
            <text:p>812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05" calcext:value-type="float">
            <text:p>705</text:p>
          </table:table-cell>
          <table:table-cell table:style-name="ce43" office:value-type="float" office:value="2323" calcext:value-type="float">
            <text:p>2,323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648" calcext:value-type="float">
            <text:p>4,648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647" calcext:value-type="float">
            <text:p>647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02" calcext:value-type="float">
            <text:p>802</text:p>
          </table:table-cell>
          <table:table-cell table:style-name="ce43" office:value-type="float" office:value="2323" calcext:value-type="float">
            <text:p>2,32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60" office:value-type="float" office:value="119" calcext:value-type="float">
            <text:p>119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608" calcext:value-type="float">
            <text:p>2,608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14" calcext:value-type="float">
            <text:p>214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033" calcext:value-type="float">
            <text:p>2,033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57" calcext:value-type="float">
            <text:p>757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575" calcext:value-type="float">
            <text:p>575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30" calcext:value-type="float">
            <text:p>1,23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8" calcext:value-type="float">
            <text:p>528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12" calcext:value-type="float">
            <text:p>91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0" calcext:value-type="float">
            <text:p>340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318" calcext:value-type="float">
            <text:p>318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78" calcext:value-type="float">
            <text:p>1,37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9" calcext:value-type="float">
            <text:p>549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1" calcext:value-type="float">
            <text:p>1,121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2" table:style-name="ce43" office:value-type="float" office:value="53" calcext:value-type="float">
            <text:p>5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7" calcext:value-type="float">
            <text:p>417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257" calcext:value-type="float">
            <text:p>257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76" calcext:value-type="float">
            <text:p>2,076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242" calcext:value-type="float">
            <text:p>242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5" calcext:value-type="float">
            <text:p>515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867" calcext:value-type="float">
            <text:p>1,86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41" calcext:value-type="float">
            <text:p>141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54" calcext:value-type="float">
            <text:p>454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209" calcext:value-type="float">
            <text:p>209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72" calcext:value-type="float">
            <text:p>97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8" calcext:value-type="float">
            <text:p>238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70" calcext:value-type="float">
            <text:p>70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04" calcext:value-type="float">
            <text:p>1,10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65" calcext:value-type="float">
            <text:p>965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23" calcext:value-type="float">
            <text:p>12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6" calcext:value-type="float">
            <text:p>216</text:p>
          </table:table-cell>
          <table:table-cell table:style-name="ce43" office:value-type="float" office:value="450" calcext:value-type="float">
            <text:p>4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39" calcext:value-type="float">
            <text:p>139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357" calcext:value-type="float">
            <text:p>3,35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516" calcext:value-type="float">
            <text:p>516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40" calcext:value-type="float">
            <text:p>440</text:p>
          </table:table-cell>
          <table:table-cell table:style-name="ce41" office:value-type="float" office:value="1870" calcext:value-type="float">
            <text:p>1,87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005" calcext:value-type="float">
            <text:p>4,005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779" calcext:value-type="float">
            <text:p>779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95" calcext:value-type="float">
            <text:p>695</text:p>
          </table:table-cell>
          <table:table-cell table:style-name="ce41" office:value-type="float" office:value="1870" calcext:value-type="float">
            <text:p>1,87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648" calcext:value-type="float">
            <text:p><text:s/>－648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503" calcext:value-type="float">
            <text:p>1,50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04" calcext:value-type="float">
            <text:p>10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25" calcext:value-type="float">
            <text:p>225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8" calcext:value-type="float">
            <text:p>188</text:p>
          </table:table-cell>
          <table:table-cell table:style-name="ce42" office:value-type="float" office:value="849" calcext:value-type="float">
            <text:p>84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35" calcext:value-type="float">
            <text:p>1,835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849" calcext:value-type="float">
            <text:p>8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332" calcext:value-type="float">
            <text:p><text:s/>－332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854" calcext:value-type="float">
            <text:p>1,85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1021" calcext:value-type="float">
            <text:p>1,02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70" calcext:value-type="float">
            <text:p>2,170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429" calcext:value-type="float">
            <text:p>429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1021" calcext:value-type="float">
            <text:p>1,0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316" calcext:value-type="float">
            <text:p><text:s/>－316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08" calcext:value-type="float">
            <text:p>1,70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462" calcext:value-type="float">
            <text:p>46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8" calcext:value-type="float">
            <text:p>338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6" calcext:value-type="float">
            <text:p>1,696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448" calcext:value-type="float">
            <text:p>44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12" calcext:value-type="float">
            <text:p>12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214" calcext:value-type="float">
            <text:p>2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289" calcext:value-type="float">
            <text:p>28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4" calcext:value-type="float">
            <text:p>75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93" calcext:value-type="float">
            <text:p>19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289" calcext:value-type="float">
            <text:p>28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23" calcext:value-type="float">
            <text:p>23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31" calcext:value-type="float">
            <text:p>931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48" calcext:value-type="float">
            <text:p>24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2" calcext:value-type="float">
            <text:p>94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255" calcext:value-type="float">
            <text:p>25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343" calcext:value-type="float">
            <text:p>3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-11" calcext:value-type="float">
            <text:p><text:s/>－11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759" calcext:value-type="float">
            <text:p>2,75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451" calcext:value-type="float">
            <text:p>451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7" calcext:value-type="float">
            <text:p>677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358" calcext:value-type="float">
            <text:p>2,358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59" office:value-type="float" office:value="401" calcext:value-type="float">
            <text:p>401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22" calcext:value-type="float">
            <text:p>1,3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127" calcext:value-type="float">
            <text:p>12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68" calcext:value-type="float">
            <text:p>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3" calcext:value-type="float">
            <text:p>343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96" calcext:value-type="float">
            <text:p>1,096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41" calcext:value-type="float">
            <text:p>141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431" calcext:value-type="float">
            <text:p>4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226" calcext:value-type="float">
            <text:p>226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437" calcext:value-type="float">
            <text:p>1,43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03" calcext:value-type="float">
            <text:p>20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62" calcext:value-type="float">
            <text:p>1,262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22" calcext:value-type="float">
            <text:p>12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1" calcext:value-type="float">
            <text:p>291</text:p>
          </table:table-cell>
          <table:table-cell table:style-name="ce43" office:value-type="float" office:value="539" calcext:value-type="float">
            <text:p>5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0" office:value-type="float" office:value="175" calcext:value-type="float">
            <text:p>175</text:p>
          </table:table-cell>
          <table:table-cell table:style-name="ce64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81" calcext:value-type="float">
            <text:p>1,98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6" calcext:value-type="float">
            <text:p>706</text:p>
          </table:table-cell>
          <table:table-cell table:style-name="ce41" office:value-type="float" office:value="573" calcext:value-type="float">
            <text:p>57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81" calcext:value-type="float">
            <text:p>1,981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573" calcext:value-type="float">
            <text:p>5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0" calcext:value-type="float">
            <text:p>－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54" calcext:value-type="float">
            <text:p>95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87" calcext:value-type="float">
            <text:p>8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6" calcext:value-type="float">
            <text:p>326</text:p>
          </table:table-cell>
          <table:table-cell table:style-name="ce42" office:value-type="float" office:value="274" calcext:value-type="float">
            <text:p>274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943" calcext:value-type="float">
            <text:p>94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72" calcext:value-type="float">
            <text:p>372</text:p>
          </table:table-cell>
          <table:table-cell table:style-name="ce42" office:value-type="float" office:value="274" calcext:value-type="float">
            <text:p>27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11" calcext:value-type="float">
            <text:p>11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27" calcext:value-type="float">
            <text:p>1,02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8" calcext:value-type="float">
            <text:p>1,03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8" calcext:value-type="float">
            <text:p>438</text:p>
          </table:table-cell>
          <table:table-cell table:style-name="ce43" office:value-type="float" office:value="299" calcext:value-type="float">
            <text:p>2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-11" calcext:value-type="float">
            <text:p><text:s/>－11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413" calcext:value-type="float">
            <text:p>3,413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56" calcext:value-type="float">
            <text:p>156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79" calcext:value-type="float">
            <text:p>179</text:p>
          </table:table-cell>
          <table:table-cell table:style-name="ce41" office:value-type="float" office:value="128" calcext:value-type="float">
            <text:p>128</text:p>
          </table:table-cell>
          <table:table-cell table:style-name="ce41" office:value-type="float" office:value="737" calcext:value-type="float">
            <text:p>7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1703" calcext:value-type="float">
            <text:p>1,703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350" calcext:value-type="float">
            <text:p>3,35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735" calcext:value-type="float">
            <text:p>7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9" calcext:value-type="float">
            <text:p>339</text:p>
          </table:table-cell>
          <table:table-cell table:style-name="ce41" office:value-type="float" office:value="1703" calcext:value-type="float">
            <text:p>1,70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63" calcext:value-type="float">
            <text:p>63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599" calcext:value-type="float">
            <text:p>1,59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551" calcext:value-type="float">
            <text:p>1,55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786" calcext:value-type="float">
            <text:p>7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48" calcext:value-type="float">
            <text:p>48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814" calcext:value-type="float">
            <text:p>1,81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05" calcext:value-type="float">
            <text:p>4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99" calcext:value-type="float">
            <text:p>1,799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5" calcext:value-type="float">
            <text:p>15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15" calcext:value-type="float">
            <text:p>1,115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379" calcext:value-type="float">
            <text:p>379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95" calcext:value-type="float">
            <text:p>89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379" calcext:value-type="float">
            <text:p>379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59" office:value-type="float" office:value="220" calcext:value-type="float">
            <text:p>220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25" calcext:value-type="float">
            <text:p>52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50" calcext:value-type="float">
            <text:p>5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39" calcext:value-type="float">
            <text:p>139</text:p>
          </table:table-cell>
          <table:table-cell table:style-name="ce42" office:value-type="float" office:value="177" calcext:value-type="float">
            <text:p>17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29" calcext:value-type="float">
            <text:p>42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77" calcext:value-type="float">
            <text:p>17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96" calcext:value-type="float">
            <text:p>96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90" calcext:value-type="float">
            <text:p>590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90" calcext:value-type="float">
            <text:p>9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" calcext:value-type="float">
            <text:p>169</text:p>
          </table:table-cell>
          <table:table-cell table:style-name="ce43" office:value-type="float" office:value="202" calcext:value-type="float">
            <text:p>20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202" calcext:value-type="float">
            <text:p>20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0" office:value-type="float" office:value="124" calcext:value-type="float">
            <text:p>124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08" calcext:value-type="float">
            <text:p>1,80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25" calcext:value-type="float">
            <text:p>22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9" calcext:value-type="float">
            <text:p>369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699" calcext:value-type="float">
            <text:p>1,69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159" calcext:value-type="float">
            <text:p>159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5" calcext:value-type="float">
            <text:p>315</text:p>
          </table:table-cell>
          <table:table-cell table:style-name="ce41" office:value-type="float" office:value="925" calcext:value-type="float">
            <text:p>9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109" calcext:value-type="float">
            <text:p>109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4" calcext:value-type="float">
            <text:p>83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" calcext:value-type="float">
            <text:p>173</text:p>
          </table:table-cell>
          <table:table-cell table:style-name="ce42" office:value-type="float" office:value="415" calcext:value-type="float">
            <text:p>41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790" calcext:value-type="float">
            <text:p>79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7" calcext:value-type="float">
            <text:p>157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44" calcext:value-type="float">
            <text:p>44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74" calcext:value-type="float">
            <text:p>97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27" calcext:value-type="float">
            <text:p>127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510" calcext:value-type="float">
            <text:p>51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9" calcext:value-type="float">
            <text:p>90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510" calcext:value-type="float">
            <text:p>5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65" calcext:value-type="float">
            <text:p>65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630" calcext:value-type="float">
            <text:p>6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66" calcext:value-type="float">
            <text:p>1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60" calcext:value-type="float">
            <text:p>16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60" calcext:value-type="float">
            <text:p>160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59" office:value-type="float" office:value="174" calcext:value-type="float">
            <text:p>174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51" calcext:value-type="float">
            <text:p>35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72" calcext:value-type="float">
            <text:p>27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87" calcext:value-type="float">
            <text:p>8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79" calcext:value-type="float">
            <text:p>79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84" calcext:value-type="float">
            <text:p>18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73" calcext:value-type="float">
            <text:p>73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60" office:value-type="float" office:value="95" calcext:value-type="float">
            <text:p>95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797" calcext:value-type="float">
            <text:p>1,79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838" calcext:value-type="float">
            <text:p>83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938" calcext:value-type="float">
            <text:p>1,938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838" calcext:value-type="float">
            <text:p>838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141" calcext:value-type="float">
            <text:p><text:s/>－141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93" calcext:value-type="float">
            <text:p>93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91" calcext:value-type="float">
            <text:p>89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58" calcext:value-type="float">
            <text:p>158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380" calcext:value-type="float">
            <text:p>38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60" calcext:value-type="float">
            <text:p><text:s/>－60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966" calcext:value-type="float">
            <text:p>96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204" calcext:value-type="float">
            <text:p>204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458" calcext:value-type="float">
            <text:p>458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7" calcext:value-type="float">
            <text:p>1,047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196" calcext:value-type="float">
            <text:p>196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458" calcext:value-type="float">
            <text:p>45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81" calcext:value-type="float">
            <text:p><text:s/>－81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20" calcext:value-type="float">
            <text:p>2,020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9" calcext:value-type="float">
            <text:p>669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043" calcext:value-type="float">
            <text:p>2,043</text:p>
          </table:table-cell>
          <table:table-cell table:number-columns-repeated="2" table:style-name="ce41" office:value-type="float" office:value="82" calcext:value-type="float">
            <text:p>82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3" calcext:value-type="float">
            <text:p>743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59" office:value-type="float" office:value="-23" calcext:value-type="float">
            <text:p><text:s/>－23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07" calcext:value-type="float">
            <text:p>907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2" table:style-name="ce42" office:value-type="float" office:value="46" calcext:value-type="float">
            <text:p>46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7" calcext:value-type="float">
            <text:p>297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926" calcext:value-type="float">
            <text:p>926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3" calcext:value-type="float">
            <text:p>353</text:p>
          </table:table-cell>
          <table:table-cell table:style-name="ce42" office:value-type="float" office:value="380" calcext:value-type="float">
            <text:p>3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-19" calcext:value-type="float">
            <text:p><text:s/>－19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13" calcext:value-type="float">
            <text:p>1,11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2" calcext:value-type="float">
            <text:p>372</text:p>
          </table:table-cell>
          <table:table-cell table:style-name="ce43" office:value-type="float" office:value="480" calcext:value-type="float">
            <text:p>480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117" calcext:value-type="float">
            <text:p>1,11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0" calcext:value-type="float">
            <text:p>390</text:p>
          </table:table-cell>
          <table:table-cell table:style-name="ce43" office:value-type="float" office:value="480" calcext:value-type="float">
            <text:p>48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-4" calcext:value-type="float">
            <text:p><text:s/>－4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89" calcext:value-type="float">
            <text:p>1,38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15" calcext:value-type="float">
            <text:p>615</text:p>
          </table:table-cell>
          <table:table-cell table:style-name="ce41" office:value-type="float" office:value="449" calcext:value-type="float">
            <text:p>44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35" calcext:value-type="float">
            <text:p>1,435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25" calcext:value-type="float">
            <text:p>625</text:p>
          </table:table-cell>
          <table:table-cell table:style-name="ce41" office:value-type="float" office:value="449" calcext:value-type="float">
            <text:p>4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46" calcext:value-type="float">
            <text:p><text:s/>－46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13" calcext:value-type="float">
            <text:p>61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199" calcext:value-type="float">
            <text:p>19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75" calcext:value-type="float">
            <text:p>675</text:p>
          </table:table-cell>
          <table:table-cell table:number-columns-repeated="2" table:style-name="ce42" office:value-type="float" office:value="36" calcext:value-type="float">
            <text:p>36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2" table:style-name="ce42" office:value-type="float" office:value="26" calcext:value-type="float">
            <text:p>2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199" calcext:value-type="float">
            <text:p>1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62" calcext:value-type="float">
            <text:p><text:s/>－62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76" calcext:value-type="float">
            <text:p>77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2" table:style-name="ce43" office:value-type="float" office:value="23" calcext:value-type="float">
            <text:p>23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5" calcext:value-type="float">
            <text:p>345</text:p>
          </table:table-cell>
          <table:table-cell table:style-name="ce43" office:value-type="float" office:value="250" calcext:value-type="float">
            <text:p>25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0" calcext:value-type="float">
            <text:p>76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7" calcext:value-type="float">
            <text:p>317</text:p>
          </table:table-cell>
          <table:table-cell table:style-name="ce43" office:value-type="float" office:value="250" calcext:value-type="float">
            <text:p>2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16" calcext:value-type="float">
            <text:p>16</text:p>
          </table:table-cell>
          <table:table-cell table:style-name="ce64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311" calcext:value-type="float">
            <text:p>1,31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254" calcext:value-type="float">
            <text:p>254</text:p>
          </table:table-cell>
          <table:table-cell table:style-name="ce38" office:value-type="float" office:value="98" calcext:value-type="float">
            <text:p>98</text:p>
          </table:table-cell>
          <table:table-cell table:style-name="ce38" office:value-type="float" office:value="115" calcext:value-type="float">
            <text:p>115</text:p>
          </table:table-cell>
          <table:table-cell table:style-name="ce38" office:value-type="float" office:value="48" calcext:value-type="float">
            <text:p>48</text:p>
          </table:table-cell>
          <table:table-cell table:style-name="ce38" office:value-type="float" office:value="107" calcext:value-type="float">
            <text:p>107</text:p>
          </table:table-cell>
          <table:table-cell table:style-name="ce38" office:value-type="float" office:value="356" calcext:value-type="float">
            <text:p>3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4" calcext:value-type="float">
            <text:p>314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96" calcext:value-type="float">
            <text:p>69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55" calcext:value-type="float">
            <text:p>55</text:p>
          </table:table-cell>
          <table:table-cell table:style-name="ce38" office:value-type="float" office:value="41" calcext:value-type="float">
            <text:p>41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33" calcext:value-type="float">
            <text:p>33</text:p>
          </table:table-cell>
          <table:table-cell table:style-name="ce38" office:value-type="float" office:value="116" calcext:value-type="float">
            <text:p>11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14" calcext:value-type="float">
            <text:p>31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57" office:value-type="float" office:value="615" calcext:value-type="float">
            <text:p>615</text:p>
          </table:table-cell>
          <table:table-cell table:style-name="ce64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88" calcext:value-type="float">
            <text:p>688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53" calcext:value-type="float">
            <text:p>53</text:p>
          </table:table-cell>
          <table:table-cell table:style-name="ce39" office:value-type="float" office:value="190" calcext:value-type="float">
            <text:p>19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59" calcext:value-type="float">
            <text:p>159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67" calcext:value-type="float">
            <text:p>367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60" calcext:value-type="float">
            <text:p>60</text:p>
          </table:table-cell>
          <table:table-cell table:style-name="ce39" office:value-type="float" office:value="28" calcext:value-type="float">
            <text:p>28</text:p>
          </table:table-cell>
          <table:table-cell table:style-name="ce39" office:value-type="float" office:value="23" calcext:value-type="float">
            <text:p>23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62" calcext:value-type="float">
            <text:p>6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159" calcext:value-type="float">
            <text:p>15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321" calcext:value-type="float">
            <text:p>321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7" calcext:value-type="float">
            <text:p>47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166" calcext:value-type="float">
            <text:p>166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55" calcext:value-type="float">
            <text:p>15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8" office:value-type="float" office:value="294" calcext:value-type="float">
            <text:p>294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85" calcext:value-type="float">
            <text:p>1,185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313" calcext:value-type="float">
            <text:p>31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89" calcext:value-type="float">
            <text:p>28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82" calcext:value-type="float">
            <text:p>82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89" calcext:value-type="float">
            <text:p>28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595" calcext:value-type="float">
            <text:p>595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609" calcext:value-type="float">
            <text:p>609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6" calcext:value-type="float">
            <text:p>106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58" calcext:value-type="float">
            <text:p>5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59" calcext:value-type="float">
            <text:p>15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1" calcext:value-type="float">
            <text:p>4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5" calcext:value-type="float">
            <text:p>14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303" calcext:value-type="float">
            <text:p>303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76" calcext:value-type="float">
            <text:p>576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54" calcext:value-type="float">
            <text:p>15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4" calcext:value-type="float">
            <text:p>284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41" calcext:value-type="float">
            <text:p>4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44" calcext:value-type="float">
            <text:p>1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292" calcext:value-type="float">
            <text:p>292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6" calcext:value-type="float">
            <text:p>12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4" calcext:value-type="float">
            <text:p>3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20" calcext:value-type="float">
            <text:p>20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1" calcext:value-type="float">
            <text:p>2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4" calcext:value-type="float">
            <text:p>1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18" calcext:value-type="float">
            <text:p>18</text:p>
          </table:table-cell>
          <table:table-cell table:style-name="ce64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3"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3" calcext:value-type="float">
            <text:p>1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2" calcext:value-type="float">
            <text:p>2</text:p>
          </table:table-cell>
          <table:table-cell table:style-name="ce64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1" table:number-columns-repeated="4"/>
          <table:table-cell table:style-name="ce61" office:value-type="string" calcext:value-type="string">
            <text:p>內政部戶政司 民國103年5月6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2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3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5-07T10:46:40</meta:creation-date>
    <dc:creator>user</dc:creator>
    <dc:date>2014-05-07T10:48:22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